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53.146cm" style:use-optimal-column-width="false"/>
    </style:style>
    <style:style style:name="ro1" style:family="table-row">
      <style:table-row-properties style:row-height="104.096cm" style:use-optimal-row-height="false"/>
    </style:style>
    <style:style style:name="ce1" style:family="table-cell">
      <loext:graphic-properties draw:textarea-vertical-align="middle" style:writing-mode="rl-tb"/>
      <style:paragraph-properties fo:margin-left="1.499cm" fo:margin-right="1.499cm" fo:margin-top="1.499cm" fo:margin-bottom="1.499cm" fo:text-align="justify" fo:text-indent="0cm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2" style:family="table-cell">
      <loext:graphic-properties draw:fill="none" draw:fill-color="#ffffff" draw:textarea-vertical-align="middle" style:writing-mode="rl-tb"/>
      <style:paragraph-properties fo:margin-left="1.499cm" fo:margin-right="1.499cm" fo:margin-top="1.499cm" fo:margin-bottom="1.499cm" fo:text-align="justify" fo:text-indent="0cm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2" style:family="paragraph">
      <style:paragraph-properties fo:margin-left="1.499cm" fo:margin-right="1.499cm" fo:margin-top="1.499cm" fo:margin-bottom="1.499cm" fo:text-align="justify" fo:text-align-last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06.291cm" svg:height="208.191cm" svg:x="0cm" svg:y="0cm">
          <table:table table:template-name="black-gray" table:use-banding-rows-styles="true" table:use-banding-column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نماز کی ابتدا وضو ہے<text:line-break/>تو اس کو پانی سے بے نیازی<text:line-break/><text:line-break/>نماز کی انتہا طہارت<text:line-break/>حسین شاہکارِ پاک دامن<text:line-break/><text:line-break/>نماز ہے بارہا عبادت<text:line-break/>حسین کا ذکر بے ریاء ہے<text:line-break/><text:line-break/><text:span text:style-name="T1">تو اب بھی مجھ سے یہ پوچھتا ہے</text:span><text:span text:style-name="T1"><text:line-break/></text:span><text:span text:style-name="T1">حسین کیا ہے، نماز کیا ہے</text:span></text:p>
              </table:table-cell>
              <table:table-cell>
                <text:p text:style-name="P1">حسین پنجتن کا نورِ پنجم<text:line-break/>نماز ہوتی ہے پنجگانہ<text:line-break/><text:line-break/>نماز میں عجز و انکساری<text:line-break/>حسین کی شانِ فاتحانہ<text:line-break/><text:line-break/>نماز قبلے کو ڈھونڈتی ہے<text:line-break/>حسین کعبہ بنا رہا ہے<text:line-break/><text:span text:style-name="T1"><text:line-break/></text:span><text:span text:style-name="T1">تو اب بھی مجھ سے یہ پوچھتا ہے</text:span><text:span text:style-name="T1"><text:line-break/></text:span><text:span text:style-name="T1">حسین کیا ہے، نماز کیا ہے</text:span></text:p>
              </table:table-cell>
            </table:table-row>
            <table:table-row table:style-name="ro1">
              <table:table-cell table:style-name="ce1">
                <text:p text:style-name="P1">نماز ڈرتی رہی لہو سے<text:line-break/>یہ خوں کی مسند بچھا رہا ہے<text:line-break/><text:line-break/>نماز زندوں کا ہے وظیفہ<text:line-break/>حسین مرنا سکھا رہا ہے<text:line-break/><text:line-break/>نماز ہے کبریا کی طالب<text:line-break/>حسین مطلوبِ کبریا ہے<text:line-break/><text:line-break/><text:span text:style-name="T1">تو اب بھی مجھ سے یہ پوچھتا ہے</text:span><text:span text:style-name="T1"><text:line-break/></text:span><text:span text:style-name="T1">حسین کیا ہے، نماز کیا ہے</text:span></text:p>
              </table:table-cell>
              <table:table-cell table:style-name="ce2">
                <text:p text:style-name="P2">نماز ہے روشنی کی طالب<text:line-break/>حسین شمعیں بجھا رہا ہے<text:line-break/><text:line-break/>نماز کثرت کو چاہتی ہے<text:line-break/>یہ شانِ وحدت دکھا رہا ہے<text:line-break/><text:line-break/>نماز پیچھے ہے مصطفیٰ کے<text:line-break/>یہ دوش پر جگمگا رہا ہے<text:line-break/><text:line-break/><text:span text:style-name="T1">تو اب بھی مجھ سے یہ پوچھتا ہے</text:span><text:span text:style-name="T1"><text:line-break/></text:span><text:span text:style-name="T1">حسین کیا ہے، نماز کیا ہے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  <table:table-template table:name="table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  <table:table-template table:name="table1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</office:styles>
  <office:automatic-styles>
    <style:page-layout style:name="PM0">
      <style:page-layout-properties fo:margin-top="0cm" fo:margin-bottom="0cm" fo:margin-left="0cm" fo:margin-right="0cm" fo:page-width="106.299cm" fo:page-height="208.1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6-01-21T15:56:36.981342400</dc:date>
    <meta:editing-duration>PT1H29M27S</meta:editing-duration>
    <meta:editing-cycles>28</meta:editing-cycles>
    <meta:generator>LibreOffice/25.8.4.2$Windows_X86_64 LibreOffice_project/290daaa01b999472f0c7a3890eb6a550fd74c6df</meta:generator>
    <meta:document-statistic meta:object-count="1"/>
  </office:meta>
</office:document-meta>
</file>